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under>
              <mi>lim</mi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→</mo>
                <mn>0,</mn>
                <mi>g</mi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→</mo>
                <mn>0</mn>
              </mrow>
            </munder>
            <mfrac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>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</mrow>
        </mtd>
      </mtr>
      <mtr>
        <mtd>
          <mrow/>
        </mtd>
      </mtr>
      <mtr>
        <mtd>
          <mrow>
            <mspace width="0.5em"/>
            <mo stretchy="false">=</mo>
            <mrow>
              <munder>
                <mi>lim</mi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→</mo>
                  <mn>0,</mn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→</mo>
                  <mn>0,</mn>
                  <mi>h</mi>
                  <mo stretchy="false">→</mo>
                  <mn>0</mn>
                </mrow>
              </munder>
              <mfrac>
                <mrow>
                  <mi>f</mi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</mrow>
                <mrow>
                  <mi>g</mi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</mrow>
              </mfrac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under>
                <mi>lim</mi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→</mo>
                  <mn>0,</mn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→</mo>
                  <mn>0,</mn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g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under>
                <mi>lim</mi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→</mo>
                  <mn>0,</mn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→</mo>
                  <mn>0,</mn>
                  <mi>h</mi>
                  <mo stretchy="false">→</mo>
                  <mn>0</mn>
                </mrow>
              </munder>
              <mfrac>
                <mfrac>
                  <mrow>
                    <mi>f</mi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i>h</mi>
                </mfrac>
                <mfrac>
                  <mrow>
                    <mi>g</mi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i>h</mi>
                </mfrac>
              </mfrac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under>
                <mi>lim</mi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→</mo>
                  <mn>0,</mn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→</mo>
                  <mn>0</mn>
                </mrow>
              </munder>
              <mfrac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g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lim from { f(x) rightarrow 0, g(x) rightarrow 0 }{{ f(x) } over { g(x) }}
newline
newline
`=lim from { f(x) rightarrow 0, g(x) rightarrow 0, h rightarrow 0 }{{ f(x+h) } over { g(x+h) }}
newline
newline
`=lim from { f(x) rightarrow 0, g(x) rightarrow 0, h rightarrow 0 }{{ f(x+h) -f(x)} over { g(x+h)-g(x) }}
newline
newline
`=lim from { f(x) rightarrow 0, g(x) rightarrow 0, h rightarrow 0 }{{{ f(x+h) -f(x)} over h} over { {g(x+h)-g(x) } over h}}
newline
newline
`=lim from { f(x) rightarrow 0, g(x) rightarrow 0 }{{ f'(x) } over { g'(x) 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07:35:45.570121996</meta:creation-date>
    <dc:date>2016-03-31T07:39:19.786391735</dc:date>
    <meta:editing-duration>PT3M34S</meta:editing-duration>
    <meta:editing-cycles>1</meta:editing-cycles>
    <meta:generator>LibreOffice/5.0.5.2$Linux_X86_64 LibreOffice_project/00$Build-2</meta:generator>
  </office:meta>
</office:document-meta>
</file>